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49pt"/>
    </style:style>
    <style:style style:name="co2" style:family="table-column">
      <style:table-column-properties fo:break-before="auto" style:column-width="73.81pt"/>
    </style:style>
    <style:style style:name="co3" style:family="table-column">
      <style:table-column-properties fo:break-before="auto" style:column-width="125.55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48.76pt"/>
    </style:style>
    <style:style style:name="co6" style:family="table-column">
      <style:table-column-properties fo:break-before="auto" style:column-width="123.96pt"/>
    </style:style>
    <style:style style:name="co7" style:family="table-column">
      <style:table-column-properties fo:break-before="auto" style:column-width="209.4pt"/>
    </style:style>
    <style:style style:name="co8" style:family="table-column">
      <style:table-column-properties fo:break-before="auto" style:column-width="956.21pt"/>
    </style:style>
    <style:style style:name="co9" style:family="table-column">
      <style:table-column-properties fo:break-before="auto" style:column-width="65.96pt"/>
    </style:style>
    <style:style style:name="co10" style:family="table-column">
      <style:table-column-properties fo:break-before="auto" style:column-width="83.99pt"/>
    </style:style>
    <style:style style:name="co11" style:family="table-column">
      <style:table-column-properties fo:break-before="auto" style:column-width="112.99pt"/>
    </style:style>
    <style:style style:name="co12" style:family="table-column">
      <style:table-column-properties fo:break-before="auto" style:column-width="72.2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opC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Řádek č.</text:p>
          </table:table-cell>
          <table:table-cell office:value-type="string" calcext:value-type="string">
            <text:p>Objednací kód</text:p>
          </table:table-cell>
          <table:table-cell office:value-type="string" calcext:value-type="string">
            <text:p>Vyhovuje směrnici RoHS?</text:p>
          </table:table-cell>
          <table:table-cell office:value-type="string" calcext:value-type="string">
            <text:p>Poznámky</text:p>
          </table:table-cell>
          <table:table-cell office:value-type="string" calcext:value-type="string">
            <text:p>Množství</text:p>
          </table:table-cell>
          <table:table-cell office:value-type="string" calcext:value-type="string">
            <text:p>Číslo dílu výrobce</text:p>
          </table:table-cell>
          <table:table-cell office:value-type="string" calcext:value-type="string">
            <text:p>Název výrobce</text:p>
          </table:table-cell>
          <table:table-cell office:value-type="string" calcext:value-type="string">
            <text:p>Výrobce / Popis</text:p>
          </table:table-cell>
          <table:table-cell office:value-type="string" calcext:value-type="string">
            <text:p>Dostupnost</text:p>
          </table:table-cell>
          <table:table-cell office:value-type="string" calcext:value-type="string">
            <text:p>Jednotková cena</text:p>
          </table:table-cell>
          <table:table-cell office:value-type="string" calcext:value-type="string">
            <text:p>Cena položky na řádku</text:p>
          </table:table-cell>
          <table:table-cell office:value-type="string" calcext:value-type="string">
            <text:p>Cena po slevě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9298" calcext:value-type="float">
            <text:p>1889298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GRM31CC8YA106KA12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Ceramic Capacitor Case:1206 [3216 Metric]; Capacitance:10µF; Voltage Rating:35V; Capacitance Tolerance:± 10%; Dielectric Characteristic:X6T; Product Range:GRM Series; Packaging:Cut Tape;</text:p>
          </table:table-cell>
          <table:table-cell office:value-type="float" office:value="10210" calcext:value-type="float">
            <text:p>10210</text:p>
          </table:table-cell>
          <table:table-cell office:value-type="float" office:value="3.755" calcext:value-type="float">
            <text:p>3.755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59366" calcext:value-type="float">
            <text:p>1759366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MC1206B104K101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Ceramic Capacitor Case:1206 [3216 Metric]; Capacitance:0.1µF; Voltage Rating:100V; Capacitance Tolerance:± 10%; Dielectric Characteristic:X7R; Product Range:MC Series; Packaging:Cut Tap</text:p>
          </table:table-cell>
          <table:table-cell office:value-type="float" office:value="77894" calcext:value-type="float">
            <text:p>77894</text:p>
          </table:table-cell>
          <table:table-cell office:value-type="float" office:value="0.486" calcext:value-type="float">
            <text:p>0.486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12740" calcext:value-type="float">
            <text:p>2112740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5750X7S2A106M230KB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eramic Capacitor Case:2220 [5650 Metric]; Capacitance:10µF; Voltage Rating:100V; Capacitance Tolerance:± 20%; Dielectric Characteristic:X7S; Product Range:C Series; Packaging:Cut Tape;</text:p>
          </table:table-cell>
          <table:table-cell office:value-type="float" office:value="52631" calcext:value-type="float">
            <text:p>52631</text:p>
          </table:table-cell>
          <table:table-cell office:value-type="float" office:value="36.993" calcext:value-type="float">
            <text:p>36.993</text:p>
          </table:table-cell>
          <table:table-cell office:value-type="float" office:value="1849.65" calcext:value-type="float">
            <text:p>1849.6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57481" calcext:value-type="float">
            <text:p>2457481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AU1401AWBSTZ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Audio Control Type:Audio Digital Signal Processor; Supply Voltage Range:2.97V to 3.63V; Control Interface:I2C, SPI; Audio IC Case Style:LQFP; No. of Pins:48Pins; Operating Temperature Min</text:p>
          </table:table-cell>
          <table:table-cell office:value-type="float" office:value="33" calcext:value-type="float">
            <text:p>33</text:p>
          </table:table-cell>
          <table:table-cell office:value-type="float" office:value="224.445" calcext:value-type="float">
            <text:p>224.445</text:p>
          </table:table-cell>
          <table:table-cell office:value-type="float" office:value="2244.45" calcext:value-type="float">
            <text:p>2244.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05614" calcext:value-type="float">
            <text:p>230561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8608ARZ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Bandwidth:10MHz; No. of Amplifiers:4 Amplifier; Slew Rate:5V/µs; Supply Voltage Range:2.7V to 5.5V; Amplifier Case Style:NSOIC; No. of Pins:14Pins; Operating Temperature Min:-40°C; Opera</text:p>
          </table:table-cell>
          <table:table-cell office:value-type="float" office:value="1137" calcext:value-type="float">
            <text:p>1137</text:p>
          </table:table-cell>
          <table:table-cell office:value-type="float" office:value="77.024" calcext:value-type="float">
            <text:p>77.024</text:p>
          </table:table-cell>
          <table:table-cell office:value-type="float" office:value="770.24" calcext:value-type="float">
            <text:p>770.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57757" calcext:value-type="float">
            <text:p>2057757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ERJ8ENF4750V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Resistance:475ohm; Voltage Rating:200V; Resistor Case Style:1206 [3216 Metric]; Power Rating:250mW; Resistance Tolerance:± 1%; Product Range:ERJ8E Series; Packaging:Cut Tape; Resis</text:p>
          </table:table-cell>
          <table:table-cell office:value-type="float" office:value="27285" calcext:value-type="float">
            <text:p>27285</text:p>
          </table:table-cell>
          <table:table-cell office:value-type="float" office:value="0.552" calcext:value-type="float">
            <text:p>0.552</text:p>
          </table:table-cell>
          <table:table-cell office:value-type="float" office:value="55.2" calcext:value-type="float">
            <text:p>55.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97142" calcext:value-type="float">
            <text:p>2497142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1206N332J500CT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Ceramic Capacitor Case:1206 [3216 Metric]; Capacitance:3300pF; Voltage Rating:50V; Capacitance Tolerance:± 5%; Dielectric Characteristic:C0G / NP0; Product Range:-; Packaging:Cut</text:p>
          </table:table-cell>
          <table:table-cell office:value-type="float" office:value="2863" calcext:value-type="float">
            <text:p>2863</text:p>
          </table:table-cell>
          <table:table-cell office:value-type="float" office:value="7.454" calcext:value-type="float">
            <text:p>7.454</text:p>
          </table:table-cell>
          <table:table-cell office:value-type="float" office:value="745.4" calcext:value-type="float">
            <text:p>745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32883" calcext:value-type="float">
            <text:p>2332883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12065C563KAT2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Ceramic Capacitor Case:1206 [3216 Metric]; Capacitance:0.056µF; Voltage Rating:50V; Capacitance Tolerance:± 10%; Dielectric Characteristic:X7R; Product Range:-; Packaging:Cut Tape; Operat</text:p>
          </table:table-cell>
          <table:table-cell office:value-type="float" office:value="2574" calcext:value-type="float">
            <text:p>2574</text:p>
          </table:table-cell>
          <table:table-cell office:value-type="float" office:value="3.699" calcext:value-type="float">
            <text:p>3.699</text:p>
          </table:table-cell>
          <table:table-cell office:value-type="float" office:value="110.97" calcext:value-type="float">
            <text:p>110.9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47454" calcext:value-type="float">
            <text:p>2447454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MCWR12X1000FT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Resistance:100ohm; Voltage Rating:200V; Resistor Case Style:1206 [3216 Metric]; Power Rating:250mW; Resistance Tolerance:± 1%; Product Range:MCWR Series; Packaging:Cut Tape; Resistor</text:p>
          </table:table-cell>
          <table:table-cell office:value-type="float" office:value="12391" calcext:value-type="float">
            <text:p>12391</text:p>
          </table:table-cell>
          <table:table-cell office:value-type="float" office:value="0.196" calcext:value-type="float">
            <text:p>0.196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5860" calcext:value-type="float">
            <text:p>1855860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C1206B151K201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Ceramic Capacitor Case:1206 [3216 Metric]; Capacitance:150pF; Voltage Rating:200V; Capacitance Tolerance:± 10%; Dielectric Characteristic:X7R; Product Range:MC Series; Packaging:Cut Tap</text:p>
          </table:table-cell>
          <table:table-cell office:value-type="float" office:value="51908" calcext:value-type="float">
            <text:p>51908</text:p>
          </table:table-cell>
          <table:table-cell office:value-type="float" office:value="0.875" calcext:value-type="float">
            <text:p>0.875</text:p>
          </table:table-cell>
          <table:table-cell office:value-type="float" office:value="43.75" calcext:value-type="float">
            <text:p>43.7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55863" calcext:value-type="float">
            <text:p>1855863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C1206B471K201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Ceramic Capacitor Case:1206 [3216 Metric]; Capacitance:470pF; Voltage Rating:200V; Capacitance Tolerance:± 10%; Dielectric Characteristic:X7R; Product Range:MC Series; Packaging:Cut Tap</text:p>
          </table:table-cell>
          <table:table-cell office:value-type="float" office:value="1618" calcext:value-type="float">
            <text:p>1618</text:p>
          </table:table-cell>
          <table:table-cell office:value-type="float" office:value="1.187" calcext:value-type="float">
            <text:p>1.187</text:p>
          </table:table-cell>
          <table:table-cell office:value-type="float" office:value="59.35" calcext:value-type="float">
            <text:p>59.3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07787" calcext:value-type="float">
            <text:p>2307787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ERJ8ENF6040V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Resistance:604ohm; Voltage Rating:200V; Resistor Case Style:1206 [3216 Metric]; Power Rating:250mW; Resistance Tolerance:± 1%; Product Range:ERJ8E Series; Packaging:Cut Tape; Resis</text:p>
          </table:table-cell>
          <table:table-cell office:value-type="float" office:value="3739" calcext:value-type="float">
            <text:p>3739</text:p>
          </table:table-cell>
          <table:table-cell office:value-type="float" office:value="0.798" calcext:value-type="float">
            <text:p>0.798</text:p>
          </table:table-cell>
          <table:table-cell office:value-type="float" office:value="119.7" calcext:value-type="float">
            <text:p>119.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70014" calcext:value-type="float">
            <text:p>1470014</text:p>
          </table:table-cell>
          <table:table-cell office:value-type="string" calcext:value-type="string">
            <text:p>Y-EX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RCW12064K75FKEA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esistance:4.75kohm; Voltage Rating:200V; Resistor Case Style:1206 [3216 Metric]; Power Rating:250mW; Resistance Tolerance:± 1%; Product Range:CRCW Series; Packaging:Cut Tape; Resi</text:p>
          </table:table-cell>
          <table:table-cell office:value-type="string" calcext:value-type="string">
            <text:p>Out of Stock</text:p>
          </table:table-cell>
          <table:table-cell office:value-type="float" office:value="0.781" calcext:value-type="float">
            <text:p>0.781</text:p>
          </table:table-cell>
          <table:table-cell office:value-type="float" office:value="78.1" calcext:value-type="float">
            <text:p>78.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53136" calcext:value-type="float">
            <text:p>1653136</text:p>
          </table:table-cell>
          <table:table-cell office:value-type="string" calcext:value-type="string">
            <text:p>Y-EX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RCW120649K9FKEA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esistance:49.9kohm; Voltage Rating:200V; Resistor Case Style:1206 [3216 Metric]; Power Rating:250mW; Resistance Tolerance:± 1%; Product Range:CRCW Series; Packaging:Cut Tape; Resi</text:p>
          </table:table-cell>
          <table:table-cell office:value-type="float" office:value="7733" calcext:value-type="float">
            <text:p>7733</text:p>
          </table:table-cell>
          <table:table-cell office:value-type="float" office:value="0.781" calcext:value-type="float">
            <text:p>0.781</text:p>
          </table:table-cell>
          <table:table-cell office:value-type="float" office:value="78.1" calcext:value-type="float">
            <text:p>78.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452148" calcext:value-type="float">
            <text:p>8452148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N65HVD230D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IC Interface Type:CAN; No. of TX Buffers:1; No. of RX Buffers:1; Supply Voltage Min:3V; Supply Voltage Max:3.6V; Interface Case Style:SOIC; No. of Pins:8Pins; Operating Temperature Min:</text:p>
          </table:table-cell>
          <table:table-cell office:value-type="float" office:value="8407" calcext:value-type="float">
            <text:p>8407</text:p>
          </table:table-cell>
          <table:table-cell office:value-type="float" office:value="48.864" calcext:value-type="float">
            <text:p>48.864</text:p>
          </table:table-cell>
          <table:table-cell office:value-type="float" office:value="244.32" calcext:value-type="float">
            <text:p>244.3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69570" calcext:value-type="float">
            <text:p>2469570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M32F334C8T7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Architecture:ARM Cortex-M4; CPU Speed:72MHz; Program Memory Size:64KB; RAM Memory Size:16KB; No. of Pins:48Pins; MCU Case Style:LQFP; No. of I/O's:37I/O's; Embedded Interface Type:C</text:p>
          </table:table-cell>
          <table:table-cell office:value-type="float" office:value="250" calcext:value-type="float">
            <text:p>250</text:p>
          </table:table-cell>
          <table:table-cell office:value-type="float" office:value="73.435" calcext:value-type="float">
            <text:p>73.435</text:p>
          </table:table-cell>
          <table:table-cell office:value-type="float" office:value="734.35" calcext:value-type="float">
            <text:p>734.3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79570" calcext:value-type="float">
            <text:p>1579570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4AA256T-I/SM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emory Size:256Kbit; EEPROM Memory Configuration:32K x 8bit; Clock Frequency:400kHz; IC Interface Type:Serial I2C; Memory Case Style:SOIC; No. of Pins:8Pins; Supply Voltage Min:1.7</text:p>
          </table:table-cell>
          <table:table-cell office:value-type="float" office:value="1882" calcext:value-type="float">
            <text:p>1882</text:p>
          </table:table-cell>
          <table:table-cell office:value-type="float" office:value="18.828" calcext:value-type="float">
            <text:p>18.828</text:p>
          </table:table-cell>
          <table:table-cell office:value-type="float" office:value="470.7" calcext:value-type="float">
            <text:p>470.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53044" calcext:value-type="float">
            <text:p>2353044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93D476X96R3A2TE3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apacitance:47µF; Voltage Rating:6.3V; Product Range:293D Series; Capacitance Tolerance:± 10%; Packaging:Cut Tape; Tantalum Capacitor Case:1206 [3216 Metric]; Operating Temperature Min:-55°</text:p>
          </table:table-cell>
          <table:table-cell office:value-type="float" office:value="686" calcext:value-type="float">
            <text:p>686</text:p>
          </table:table-cell>
          <table:table-cell office:value-type="float" office:value="7.15" calcext:value-type="float">
            <text:p>7.15</text:p>
          </table:table-cell>
          <table:table-cell office:value-type="float" office:value="357.5" calcext:value-type="float">
            <text:p>357.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42282" calcext:value-type="float">
            <text:p>1842282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9C-12.288MAAJ-T</text:p>
          </table:table-cell>
          <table:table-cell office:value-type="string" calcext:value-type="string">
            <text:p>TXC</text:p>
          </table:table-cell>
          <table:table-cell office:value-type="string" calcext:value-type="string">
            <text:p>Frequency Nom:12.288MHz; Crystal Case:SMD, 11.4mm x 4.35mm; Frequency Stability + / -:30ppm; Load Capacitance:18pF; Frequency Tolerance + / -:30ppm; Product Range:9C Series; Operating</text:p>
          </table:table-cell>
          <table:table-cell office:value-type="float" office:value="402" calcext:value-type="float">
            <text:p>402</text:p>
          </table:table-cell>
          <table:table-cell office:value-type="float" office:value="13.362" calcext:value-type="float">
            <text:p>13.362</text:p>
          </table:table-cell>
          <table:table-cell office:value-type="float" office:value="133.62" calcext:value-type="float">
            <text:p>133.6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00234" calcext:value-type="float">
            <text:p>1100234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WCR1206-39KFI</text:p>
          </table:table-cell>
          <table:table-cell office:value-type="string" calcext:value-type="string">
            <text:p>WELWYN</text:p>
          </table:table-cell>
          <table:table-cell office:value-type="string" calcext:value-type="string">
            <text:p>Resistance:39kohm; Voltage Rating:200V; Resistor Case Style:1206 [3216 Metric]; Power Rating:250mW; Resistance Tolerance:± 1%; Product Range:WCR Series; Packaging:Cut Tape; Resistor</text:p>
          </table:table-cell>
          <table:table-cell office:value-type="float" office:value="51846" calcext:value-type="float">
            <text:p>51846</text:p>
          </table:table-cell>
          <table:table-cell office:value-type="float" office:value="0.34" calcext:value-type="float">
            <text:p>0.34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69189" calcext:value-type="float">
            <text:p>4169189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MJ3HF-S</text:p>
          </table:table-cell>
          <table:table-cell office:value-type="string" calcext:value-type="string">
            <text:p>NEUTRIK</text:p>
          </table:table-cell>
          <table:table-cell office:value-type="string" calcext:value-type="string">
            <text:p>No. of Contacts:3Contacts; Gender:Socket; Pin Diameter:6.35mm; Connector Mounting:PCB Mount; Contact Plating:Silver Plated Contacts; Connector Body Material:Plastic Body; Product Range:M Series</text:p>
          </table:table-cell>
          <table:table-cell office:value-type="float" office:value="1260" calcext:value-type="float">
            <text:p>1260</text:p>
          </table:table-cell>
          <table:table-cell office:value-type="float" office:value="20.208" calcext:value-type="float">
            <text:p>20.208</text:p>
          </table:table-cell>
          <table:table-cell office:value-type="float" office:value="1010.4" calcext:value-type="float">
            <text:p>1010.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64497" calcext:value-type="float">
            <text:p>1564497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LM317AHVT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Output Type:Adjustable; Input Voltage Min:4.2V; Input Voltage Max:60V; Fixed Output Voltage Nom.:-; Adjustable Output Voltage Min:1.2V; Adjustable Output Voltage Max:57V; Output Curre</text:p>
          </table:table-cell>
          <table:table-cell office:value-type="float" office:value="1232" calcext:value-type="float">
            <text:p>1232</text:p>
          </table:table-cell>
          <table:table-cell office:value-type="float" office:value="16.233" calcext:value-type="float">
            <text:p>16.233</text:p>
          </table:table-cell>
          <table:table-cell office:value-type="float" office:value="243.5" calcext:value-type="float">
            <text:p>243.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20344" calcext:value-type="float">
            <text:p>1120344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18</text:p>
          </table:table-cell>
          <table:table-cell office:value-type="string" calcext:value-type="string">
            <text:p>CIF</text:p>
          </table:table-cell>
          <table:table-cell office:value-type="string" calcext:value-type="string">
            <text:p>Tin Plating Type:-; Tin Plating Applications:PCBs; Dispensing Method:Can; Weight:-; Product Range:-; SVHC:No SVHC (17-Dec-2015); Volume:500ml; Applications:Circuit Boards; Production Chemical T</text:p>
          </table:table-cell>
          <table:table-cell office:value-type="float" office:value="7" calcext:value-type="float">
            <text:p>7</text:p>
          </table:table-cell>
          <table:table-cell office:value-type="float" office:value="2296.626" calcext:value-type="float">
            <text:p>2296.626</text:p>
          </table:table-cell>
          <table:table-cell office:value-type="float" office:value="2296.63" calcext:value-type="float">
            <text:p>2296.6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32118" calcext:value-type="float">
            <text:p>1332118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CP6002-E/SN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Bandwidth:1MHz; No. of Amplifiers:2 Amplifier; Slew Rate:0.6V/µs; Supply Voltage Range:1.8V to 6V; Amplifier Case Style:SOIC; No. of Pins:8Pins; Operating Temperature Min:-40°C;</text:p>
          </table:table-cell>
          <table:table-cell office:value-type="float" office:value="8585" calcext:value-type="float">
            <text:p>8585</text:p>
          </table:table-cell>
          <table:table-cell office:value-type="float" office:value="7.509" calcext:value-type="float">
            <text:p>7.509</text:p>
          </table:table-cell>
          <table:table-cell office:value-type="float" office:value="375.45" calcext:value-type="float">
            <text:p>375.4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383" calcext:value-type="float">
            <text:p>1100383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R201C104KAR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Capacitance:0.1µF; Voltage Rating:100V; Product Range:SkyCap SR Series; Capacitance Tolerance:± 10%; Capacitor Terminals:Radial Leaded; Dielectric Characteristic:X7R; Packaging:Each; Lea</text:p>
          </table:table-cell>
          <table:table-cell office:value-type="float" office:value="11760" calcext:value-type="float">
            <text:p>11760</text:p>
          </table:table-cell>
          <table:table-cell office:value-type="float" office:value="3.23" calcext:value-type="float">
            <text:p>3.23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70526" calcext:value-type="float">
            <text:p>1470526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UC3844N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Input Voltage:25V; Output Voltage:13.5V; Output Current:1A; Supply Voltage Min:10V; Supply Voltage Max:30V; Controller IC Case Style:DIP; No. of Pins:8Pins; Frequency:450kHz; Oper</text:p>
          </table:table-cell>
          <table:table-cell office:value-type="float" office:value="374" calcext:value-type="float">
            <text:p>374</text:p>
          </table:table-cell>
          <table:table-cell office:value-type="float" office:value="35.337" calcext:value-type="float">
            <text:p>35.337</text:p>
          </table:table-cell>
          <table:table-cell office:value-type="float" office:value="353.37" calcext:value-type="float">
            <text:p>353.3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64091" calcext:value-type="float">
            <text:p>1664091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PW90R500C3FKSA1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Transistor Polarity:N Channel; Continuous Drain Current Id:11A; Drain Source Voltage Vds:900V; On Resistance Rds(on):0.39ohm; Rds(on) Test Voltage Vgs:10V; Threshold Voltage Vgs:3V; Power Dissipation P</text:p>
          </table:table-cell>
          <table:table-cell office:value-type="float" office:value="11" calcext:value-type="float">
            <text:p>11</text:p>
          </table:table-cell>
          <table:table-cell office:value-type="float" office:value="99.385" calcext:value-type="float">
            <text:p>99.385</text:p>
          </table:table-cell>
          <table:table-cell office:value-type="float" office:value="993.85" calcext:value-type="float">
            <text:p>993.8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68910" calcext:value-type="float">
            <text:p>1468910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M13700M/NOPB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No. of Amplifiers:2 Amplifier; Supply Voltage:36V; Gain Bandwidth:2MHz; Input Voltage Min:-5V; Input Voltage Max:5V; Amplifier Case Style:SOIC; No. of Pins:16Pins; Output Current Min:350µA; Output</text:p>
          </table:table-cell>
          <table:table-cell office:value-type="float" office:value="1526" calcext:value-type="float">
            <text:p>1526</text:p>
          </table:table-cell>
          <table:table-cell office:value-type="float" office:value="26.806" calcext:value-type="float">
            <text:p>26.806</text:p>
          </table:table-cell>
          <table:table-cell office:value-type="float" office:value="268.06" calcext:value-type="float">
            <text:p>268.0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6807" calcext:value-type="float">
            <text:p>1506807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RS2092SPBF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Amplifier Class:D; No. of Channels:1 Channel; Output Power:500W; Supply Voltage Range:10V to 18V; Amplifier Case Style:SOIC; No. of Pins:16Pins; Load Impedance:4ohm; Operating Temperature Mi</text:p>
          </table:table-cell>
          <table:table-cell office:value-type="float" office:value="337" calcext:value-type="float">
            <text:p>337</text:p>
          </table:table-cell>
          <table:table-cell office:value-type="float" office:value="100.766" calcext:value-type="float">
            <text:p>100.766</text:p>
          </table:table-cell>
          <table:table-cell office:value-type="float" office:value="1007.66" calcext:value-type="float">
            <text:p>1007.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98538" calcext:value-type="float">
            <text:p>1298538</text:p>
          </table:table-cell>
          <table:table-cell office:value-type="string" calcext:value-type="string">
            <text:p>Y-EX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RFS4227PBF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Transistor Polarity:N Channel; Continuous Drain Current Id:62A; Drain Source Voltage Vds:200V; On Resistance Rds(on):26mohm; Rds(on) Test Voltage Vgs:10V; Threshold Voltage Vgs:5V; Power Dissipat</text:p>
          </table:table-cell>
          <table:table-cell office:value-type="float" office:value="146" calcext:value-type="float">
            <text:p>146</text:p>
          </table:table-cell>
          <table:table-cell office:value-type="float" office:value="80.612" calcext:value-type="float">
            <text:p>80.612</text:p>
          </table:table-cell>
          <table:table-cell office:value-type="float" office:value="2015.3" calcext:value-type="float">
            <text:p>2015.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33389" calcext:value-type="float">
            <text:p>2533389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BAV99LT3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Diode Configuration:Dual Series; Repetitive Reverse Voltage Vrrm Max:100V; Forward Current If(AV):215mA; Forward Voltage VF Max:1.25V; Reverse Recovery Time trr Max:6ns; Forward Sur</text:p>
          </table:table-cell>
          <table:table-cell office:value-type="float" office:value="17663" calcext:value-type="float">
            <text:p>17663</text:p>
          </table:table-cell>
          <table:table-cell office:value-type="float" office:value="1.02" calcext:value-type="float">
            <text:p>1.02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77241" calcext:value-type="float">
            <text:p>1077241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IPER22AS-E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Input Voltage AC Min:85V; Input Voltage AC Max:265V; AC / DC Converter Case Style:SOIC; No. of Pins:8Pins; Power Rating:7W; Topology:-; Operating Temperature Min:-40°C; Operating Temperatu</text:p>
          </table:table-cell>
          <table:table-cell office:value-type="float" office:value="1997" calcext:value-type="float">
            <text:p>1997</text:p>
          </table:table-cell>
          <table:table-cell office:value-type="float" office:value="28.987" calcext:value-type="float">
            <text:p>28.987</text:p>
          </table:table-cell>
          <table:table-cell office:value-type="float" office:value="289.87" calcext:value-type="float">
            <text:p>289.8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62838" calcext:value-type="float">
            <text:p>2362838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CP2562-E/P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IC Interface Type:CAN, LIN; No. of TX Buffers:1; No. of RX Buffers:1; Supply Voltage Min:4.5V; Supply Voltage Max:5.5V; Interface Case Style:DIP; No. of Pins:8Pins; Operating Temper</text:p>
          </table:table-cell>
          <table:table-cell office:value-type="float" office:value="340" calcext:value-type="float">
            <text:p>340</text:p>
          </table:table-cell>
          <table:table-cell office:value-type="float" office:value="23.19" calcext:value-type="float">
            <text:p>23.19</text:p>
          </table:table-cell>
          <table:table-cell office:value-type="float" office:value="231.9" calcext:value-type="float">
            <text:p>231.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Dílčí součet</text:p>
          </table:table-cell>
          <table:table-cell office:value-type="float" office:value="19062.38" calcext:value-type="float">
            <text:p>19062.3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Celkový součet zboží</text:p>
          </table:table-cell>
          <table:table-cell office:value-type="float" office:value="19062.38" calcext:value-type="float">
            <text:p>19062.3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Základní dodávka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DPH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Celkem</text:p>
          </table:table-cell>
          <table:table-cell office:value-type="float" office:value="19062.38" calcext:value-type="float">
            <text:p>19062.3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30T20:39:56.871663544</dc:date>
    <meta:editing-duration>PT20H39M10S</meta:editing-duration>
    <meta:editing-cycles>1</meta:editing-cycles>
    <meta:document-statistic meta:table-count="1" meta:cell-count="352" meta:object-count="0"/>
    <meta:generator>LibreOffice/5.0.4.2$Linux_X86_64 LibreOffice_project/00$Build-2</meta:generator>
  </office:meta>
</office:document-meta>
</file>